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text-properties style:font-name="Cambria" fo:font-size="36pt" officeooo:paragraph-rsid="000532d4" style:font-size-asian="36pt" style:font-size-complex="36pt"/>
    </style:style>
    <style:style style:name="P2" style:family="paragraph" style:parent-style-name="No_20_Spacing">
      <style:text-properties style:font-name="Cambria" fo:font-size="18pt" officeooo:paragraph-rsid="000532d4" style:font-size-asian="18pt" style:font-size-complex="18pt"/>
    </style:style>
    <style:style style:name="P3" style:family="paragraph" style:parent-style-name="No_20_Spacing">
      <style:text-properties fo:language="es" fo:country="CO" officeooo:paragraph-rsid="000532d4"/>
    </style:style>
    <style:style style:name="P4" style:family="paragraph" style:parent-style-name="No_20_Spacing">
      <style:text-properties officeooo:paragraph-rsid="000532d4"/>
    </style:style>
    <style:style style:name="P5" style:family="paragraph" style:parent-style-name="Standard">
      <style:text-properties fo:color="#000000" style:font-name="Palatino Linotype" fo:font-size="20pt" officeooo:paragraph-rsid="000532d4" style:font-size-asian="20pt" style:font-size-complex="20pt"/>
    </style:style>
    <style:style style:name="P6" style:family="paragraph" style:parent-style-name="Standard">
      <style:text-properties fo:language="es" fo:country="ES" officeooo:paragraph-rsid="000532d4"/>
    </style:style>
    <style:style style:name="P7" style:family="paragraph" style:parent-style-name="Text_20_body">
      <style:text-properties officeooo:paragraph-rsid="000532d4"/>
    </style:style>
    <style:style style:name="P8" style:family="paragraph" style:parent-style-name="Text_20_body">
      <style:text-properties officeooo:paragraph-rsid="0006cae3"/>
    </style:style>
    <style:style style:name="P9" style:family="paragraph" style:parent-style-name="Text_20_body">
      <style:text-properties officeooo:paragraph-rsid="00074dd8"/>
    </style:style>
    <style:style style:name="P10" style:family="paragraph" style:parent-style-name="Text_20_body">
      <style:text-properties officeooo:paragraph-rsid="000a2a6c"/>
    </style:style>
    <style:style style:name="P11" style:family="paragraph" style:parent-style-name="Text_20_body">
      <style:text-properties officeooo:paragraph-rsid="000b05bb"/>
    </style:style>
    <style:style style:name="P12" style:family="paragraph" style:parent-style-name="Text_20_body">
      <style:text-properties officeooo:paragraph-rsid="000cd318"/>
    </style:style>
    <style:style style:name="T1" style:family="text">
      <style:text-properties officeooo:rsid="000532d4"/>
    </style:style>
    <style:style style:name="T2" style:family="text">
      <style:text-properties officeooo:rsid="0006cae3"/>
    </style:style>
    <style:style style:name="T3" style:family="text">
      <style:text-properties officeooo:rsid="00074dd8"/>
    </style:style>
    <style:style style:name="T4" style:family="text">
      <style:text-properties fo:font-style="italic" officeooo:rsid="00074dd8" style:font-style-asian="italic" style:font-style-complex="italic"/>
    </style:style>
    <style:style style:name="T5" style:family="text">
      <style:text-properties fo:font-style="italic" officeooo:rsid="000a2a6c" style:font-style-asian="italic" style:font-style-complex="italic"/>
    </style:style>
    <style:style style:name="T6" style:family="text">
      <style:text-properties fo:font-style="italic" officeooo:rsid="000b05bb" style:font-style-asian="italic" style:font-style-complex="italic"/>
    </style:style>
    <style:style style:name="T7" style:family="text">
      <style:text-properties fo:font-style="normal" officeooo:rsid="00074dd8" style:font-style-asian="normal" style:font-style-complex="normal"/>
    </style:style>
    <style:style style:name="T8" style:family="text">
      <style:text-properties fo:font-style="normal" officeooo:rsid="000a2a6c" style:font-style-asian="normal" style:font-style-complex="normal"/>
    </style:style>
    <style:style style:name="T9" style:family="text">
      <style:text-properties fo:font-style="normal" officeooo:rsid="000b05bb" style:font-style-asian="normal" style:font-style-complex="normal"/>
    </style:style>
    <style:style style:name="T10" style:family="text">
      <style:text-properties fo:font-style="normal" officeooo:rsid="000cd318" style:font-style-asian="normal" style:font-style-complex="normal"/>
    </style:style>
    <style:style style:name="T11" style:family="text">
      <style:text-properties fo:font-style="normal" officeooo:rsid="000dc08b" style:font-style-asian="normal" style:font-style-complex="normal"/>
    </style:style>
    <style:style style:name="T12" style:family="text">
      <style:text-properties fo:font-style="normal" officeooo:rsid="000f6c0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Librería Terablood v 0.<text:span text:style-name="T1">2</text:span></text:p>
      <text:p text:style-name="P2">Simulación de partículas deformables</text:p>
      <text:p text:style-name="P2"><text:span text:style-name="T1"/></text:p>
      <text:p text:style-name="P2"><text:span text:style-name="T1">Uso en openFOAM CFD</text:span></text:p>
      <text:p text:style-name="P2"/>
      <text:p text:style-name="P4"/>
      <text:p text:style-name="P4"/>
      <text:p text:style-name="P4"/>
      <text:p text:style-name="P4">10/06/2011</text:p>
      <text:p text:style-name="P3">Universidad de Los Andes</text:p>
      <text:p text:style-name="P3">Oscar Castillo, Andrés Gonzalez</text:p>
      <text:p text:style-name="P6"/>
      <text:p text:style-name="P6"/>
      <text:p text:style-name="P6"/>
      <text:p text:style-name="P4"><text:span text:style-name="T1">27/08</text:span>/201<text:span text:style-name="T1">3</text:span></text:p>
      <text:p text:style-name="P3">Universidad de Los Andes</text:p>
      <text:p text:style-name="P3"><text:span text:style-name="T1">Jonathan Camargo</text:span></text:p>
      <text:p text:style-name="P6"/>
      <text:p text:style-name="P5"/>
      <text:p text:style-name="P5"/>
      <text:p text:style-name="P5"/>
      <text:p text:style-name="P5"/>
      <text:p text:style-name="P5"/>
      <text:p text:style-name="P5"><text:soft-page-break/></text:p>
      <text:p text:style-name="P7"><text:span text:style-name="T1">La librería Terablood en su versión v.0.1 plantea una implementación de la solución al problema de simulación de cuerpos deformables utilizando el método de la frontera inmersa, mediante la solución de la deformación de la superficie del cuerpo debida a la interacción con un fluido en movimiento.</text:span></text:p>
      <text:p text:style-name="P7"><text:span text:style-name="T1">En la versión anterior, el código utiliza una solución del fluido basada LBM, en esta versión se propone la vinculación de las clases que resuelven la deformación en un solucionador FVM de openFOAM para realizar algunos modelos incorporando ciertas ventajas que otorga el CFD.</text:span></text:p>
      <text:p text:style-name="P7"><text:span text:style-name="T1"/></text:p>
      <text:p text:style-name="P7"><text:span text:style-name="T1">En el método de la frontera inmersa realizan las siguientes etapas:</text:span></text:p>
      <text:p text:style-name="P7"><text:span text:style-name="T1"/></text:p>
      <text:p text:style-name="P7"><text:span text:style-name="T2">A. </text:span><text:span text:style-name="T1">Inicialización: generación de la malla deformable inmersa en el fluido (mc).</text:span></text:p>
      <text:p text:style-name="P8"><text:span text:style-name="T2">B. Ciclo</text:span></text:p>
      <text:p text:style-name="P7"><text:span text:style-name="T2"><text:tab/>1</text:span><text:span text:style-name="T1">. Solución del fluido: solución de la dinámica de fluidos</text:span></text:p>
      <text:p text:style-name="P7"><text:span text:style-name="T2"><text:tab/>2</text:span><text:span text:style-name="T1">. Interpolación: obtener la velocidad que aparece en cada nodo sobre la (mc) a partir de los <text:tab/>valores del fluido.</text:span></text:p>
      <text:p text:style-name="P7"><text:span text:style-name="T2"><text:tab/>3</text:span><text:span text:style-name="T1">. Movimiento: los </text:span><text:span text:style-name="T2">nodos</text:span><text:span text:style-name="T1"> de la membrana se mueven a nuevas posiciones.</text:span></text:p>
      <text:p text:style-name="P8"><text:span text:style-name="T2"><text:tab/>4. Propagación de fuerzas: las nueva configuración de la membrana genera unas fuerzas de <text:tab/>reacción sobre el fluido.</text:span></text:p>
      <text:p text:style-name="P8"><text:span text:style-name="T2"/></text:p>
      <text:p text:style-name="P8"><text:span text:style-name="T2">El esquema en el que se realiza el ciclo dependería del tipo de acople entre la interacción del fluido y la estructura. Inicialmente se propone un acople débil como una prueba preliminar y posteriormente se realizarán mejores versiones.</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text:soft-page-break/><text:span text:style-name="T3"><text:s/>MODIFICACIONES aka </text:span><text:span text:style-name="T4">changelog</text:span></text:p>
      <text:p text:style-name="P9"><text:span text:style-name="T3"/></text:p>
      <text:p text:style-name="P9"><text:span text:style-name="T3">Se cambia la estructura de directorios de la librería creando una carpeta </text:span><text:span text:style-name="T4">src </text:span><text:span text:style-name="T7">y una carpeta </text:span><text:span text:style-name="T4">applications </text:span><text:span text:style-name="T7">con el fin de separar las librerías de las aplicaciones que las utilizan.</text:span></text:p>
      <text:p text:style-name="P9"><text:span text:style-name="T7"/></text:p>
      <text:p text:style-name="P9"><text:span text:style-name="T7">Se mueven los </text:span><text:span text:style-name="T4">headers </text:span><text:span text:style-name="T7">a la misma carpeta </text:span><text:span text:style-name="T4">src</text:span><text:span text:style-name="T7"> para acompañar los archivos de implementación.</text:span></text:p>
      <text:p text:style-name="P9"><text:span text:style-name="T7">Se cambia la extensión .cpp de las implementaciones a .C para ser consistente con las extensiones que maneja openFOAM.</text:span></text:p>
      <text:p text:style-name="P9"><text:span text:style-name="T7"/></text:p>
      <text:p text:style-name="P11"><text:span text:style-name="T9">Se vinculan las clases y funciones dentro de un namespace llamado </text:span><text:span text:style-name="T6">Tera</text:span><text:span text:style-name="T9"> para evitar conflictos de ambiguedad con los nombres al usar la librería con otras librerías e.g. OpenFOAM.</text:span></text:p>
      <text:p text:style-name="P12"><text:span text:style-name="T12"/></text:p>
      <text:p text:style-name="P12"><text:span text:style-name="T12">¿</text:span><text:span text:style-name="T10">Se modifican las divisiones para tener en cuenta el caso de div por 0 e informar (sin deterner el </text:span><text:span text:style-name="T11">flujo del programa</text:span><text:span text:style-name="T10">)</text:span><text:span text:style-name="T12">?</text:span></text:p>
      <text:p text:style-name="P9"><text:span text:style-name="T7"/></text:p>
      <text:p text:style-name="P9"><text:span text:style-name="T7"/></text:p>
      <text:p text:style-name="P9"><text:span text:style-name="T7"/></text:p>
      <text:p text:style-name="P9"><text:span text:style-name="T7">Implementacion en openFOAM</text:span></text:p>
      <text:p text:style-name="P9"><text:span text:style-name="T7"/></text:p>
      <text:p text:style-name="P9"><text:span text:style-name="T7">ibmsimpleFOAM</text:span></text:p>
      <text:p text:style-name="P9"><text:span text:style-name="T7"/></text:p>
      <text:p text:style-name="P9"><text:span text:style-name="T7">Utilizando el código de solucionador con el algoritmo simple </text:span><text:span text:style-name="T4">simpleFoam</text:span><text:span text:style-name="T7">, se utiliza la clase </text:span><text:span text:style-name="T4">mesh </text:span><text:span text:style-name="T7">con el fin de implementar el método de la frontera inmersa </text:span><text:span text:style-name="T8">para observar la deformación en estado estable de una membrana sometida a un flujo.</text:span></text:p>
      <text:p text:style-name="P9"><text:span text:style-name="T8"/></text:p>
      <text:p text:style-name="P10"><text:span text:style-name="T8">ibmpimpleFoam</text:span></text:p>
      <text:p text:style-name="P10"><text:span text:style-name="T8">Utilizando el algoritmo para flujo transitorio merged piso-simple </text:span><text:span text:style-name="T5">pimpleFoam </text:span><text:span text:style-name="T8">se utiliza la clase mesh para observar la deformación y evolución del flujo en el tiempo.</text:span></text:p>
      <text:p text:style-name="P10"><text:span text:style-name="T8"/></text:p>
      <text:p text:style-name="P10"><text:span text:style-name="T8"/></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8"><text:soft-page-break/><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fo:language="es" fo:country="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sip </meta:initial-creator>
    <meta:creation-date>2013-08-27T15:09:54</meta:creation-date>
    <meta:generator>LibreOffice/3.6$Linux_X86_64 LibreOffice_project/360m1$Build-2</meta:generator>
    <dc:date>2013-08-27T20:50:27</dc:date>
    <dc:creator>ossip </dc:creator>
    <meta:editing-duration>PT5H9M46S</meta:editing-duration>
    <meta:editing-cycles>5</meta:editing-cycles>
    <meta:document-statistic meta:table-count="0" meta:image-count="0" meta:object-count="0" meta:page-count="4" meta:paragraph-count="31" meta:word-count="430" meta:character-count="2690" meta:non-whitespace-character-count="2282"/>
  </office:meta>
</office:document-meta>
</file>